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style:text-position="0% 100%" style:text-underline-style="none" fo:font-weight="normal" style:font-weight-asian="normal" style:font-weight-complex="normal"/>
    </style:style>
    <style:style style:name="P2" style:family="paragraph" style:parent-style-name="Standard">
      <style:paragraph-properties fo:text-align="justify" style:justify-single-word="false"/>
      <style:text-properties style:text-position="0% 100%" style:text-underline-style="none" fo:font-weight="normal" style:font-weight-asian="normal" style:font-weight-complex="normal"/>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style:text-underline-style="none" fo:font-weight="normal" style:font-weight-asian="normal" style:font-weight-complex="normal"/>
    </style:style>
    <style:style style:name="P10" style:family="paragraph" style:parent-style-name="Standard">
      <style:paragraph-properties fo:text-align="justify" style:justify-single-word="false" fo:padding="0.074cm" fo:border-left="none" fo:border-right="none" fo:border-top="none" fo:border-bottom="0.035cm solid #000000" style:join-border="false"/>
      <style:text-properties fo:font-weight="bold" style:font-weight-asian="bold" style:font-weight-complex="bold"/>
    </style:style>
    <style:style style:name="P11" style:family="paragraph" style:parent-style-name="Standard">
      <style:paragraph-properties fo:text-align="justify" style:justify-single-word="false"/>
      <style:text-properties style:text-underline-style="none" fo:font-weight="normal" style:font-weight-asian="normal" style:font-weight-complex="normal"/>
    </style:style>
    <style:style style:name="P12" style:family="paragraph" style:parent-style-name="Standard">
      <style:paragraph-properties fo:text-align="justify" style:justify-single-word="false"/>
    </style:style>
    <style:style style:name="T1" style:family="text">
      <style:text-properties style:text-position="super 58%"/>
    </style:style>
    <style:style style:name="T2" style:family="text">
      <style:text-properties fo:font-weight="normal" style:font-weight-asian="normal" style:font-weight-complex="normal"/>
    </style:style>
    <style:style style:name="T3" style:family="text">
      <style:text-properties style:text-underline-style="none" fo:font-weight="normal" style:font-weight-asian="normal" style:font-weight-complex="normal"/>
    </style:style>
    <style:style style:name="T4"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pte-rendu du conseil de discipline de</text:p>
      <text:p text:style-name="P3">NID Bilel <text:s/>4ème4</text:p>
      <text:p text:style-name="P3">Mercredi 23 mars 2016 - 9h45</text:p>
      <text:p text:style-name="P10"/>
      <text:p text:style-name="P4"/>
      <text:p text:style-name="P5">Liste des membres du conseil de discipline présents :</text:p>
      <text:p text:style-name="P4"/>
      <text:p text:style-name="P7"><text:s/>Voir feuille de présence.</text:p>
      <text:p text:style-name="P7"/>
      <text:p text:style-name="P7"/>
      <text:p text:style-name="P5">Déroulement du conseil de discipline :</text:p>
      <text:p text:style-name="P7"/>
      <text:p text:style-name="P7"><text:tab/>Le conseil de discipline de Nid Bilel<text:span text:style-name="T4"> </text:span>, scolarisé en 4<text:span text:style-name="T1">ème</text:span> 4, s'ouvre à 9h50. </text:p>
      <text:p text:style-name="P7"><text:tab/>Monsieur Fizet fait entrer Bilel et sa mère.</text:p>
      <text:p text:style-name="P7"><text:tab/>Monsieur Fizet explique le déroulement de la séance, les sanctions pouvant être prises ainsi que les règles de confidentialité des votes et des débats qui s'appliquent au conseil de discipline. </text:p>
      <text:p text:style-name="P8"><text:span text:style-name="T2"><text:tab/>Après avoir rappelé le motif de la comparution de NID Bilel devant le conseil de discipline (participe à une bagarre ayant entraîné la blessure d'une surveillante), Monsieur Fizet fait un rappel de la scolarité de Bilel. Arrivé au collège Jean Vilar le 11 février, une semaine avant les vacances de février, après avoir été exclu sur conseil de discipline du collège Claude Monet à Argenteuil. Nous ne connaissons pas le motif de ce conseil de discipline, mais Bilel nous dit que c'était à cause de « pleins de bêtises » : exclusions de cours, bavardages, insolences...</text:span></text:p>
      <text:p text:style-name="P8"><text:span text:style-name="T2">Il a donc effectué sa scolarité au collège Claude Monet. Bilan de ce début de 4ème : beaucoup d'absences et une moyenne très faible. Bilel a suivi un atelier relais de octobre à décembre et c'est <text:s/>au retour de celui-ci que s'est tenu le conseil de discipline.</text:span></text:p>
      <text:p text:style-name="P8"><text:span text:style-name="T2"/></text:p>
      <text:p text:style-name="P8"><text:span text:style-name="T2">Avant cela, Bilel a été au primaire Henry Wallon à Argenteuil également. Actuellement Bilel vit chez sa grand-mère à Argenteuil, sa maman est à Nanterre et le papa à Cormeilles. Bilel devait aller vivre chez sa mère mais il a refusé d'y aller.</text:span></text:p>
      <text:p text:style-name="P8"><text:span text:style-name="T2"/></text:p>
      <text:p text:style-name="P8"><text:span text:style-name="T2">Bilel est un élève que nous ne connaissons pas, il a été éloigné par mesure conservatoire du collège depuis l'incident qui s'est déroulé le lundi de la rentrée des vacances de février.</text:span></text:p>
      <text:p text:style-name="P8"><text:span text:style-name="T2"/></text:p>
      <text:p text:style-name="P8"><text:span text:style-name="T2"/></text:p>
      <text:p text:style-name="P7"/>
      <text:p text:style-name="P6"><text:span text:style-name="T3"><text:tab/></text:span></text:p>
      <text:p text:style-name="P9"/>
      <text:p text:style-name="P9">Entré de Quentin (surveillant) et madame Geay (CPE adjointe)</text:p>
      <text:p text:style-name="P9"/>
      <text:p text:style-name="P9">Quentin : « Kenza s'est présentée à 10h30 à la grille, elle finissait à 12h30, elle m'a poussé, m'a insulté, a sorti son téléphone ». « pd » « je vais t'enculer » « je fais ce que je veux ».</text:p>
      <text:p text:style-name="P9">La loge a ensuite appelé la CPE: «  qu'est ce qui se passe ? »</text:p>
      <text:p text:style-name="P9">reponse de Kenza : « ta gueule » «  je sors » , elle tutoie la CPE</text:p>
      <text:p text:style-name="P9">Ensuite insulte envers monsieur Fizet </text:p>
      <text:p text:style-name="P9"/>
      <text:p text:style-name="P9">Le papa demande ce qui va arriver après,il ne veut pas de sanction et préfère dialoguer.</text:p>
      <text:p text:style-name="P9">Le papa nous dit que Kenza se sent victimiser au collège par les professeurs.</text:p>
      <text:p text:style-name="P9">Il nous dit que cela se passe bien à la maison et qu'il considère Kenza comme ca copine, que Kenza ne pose des problèmes qu'à sa mère.</text:p>
      <text:p text:style-name="P9"/>
      <text:p text:style-name="P9">La CPE : « Kenza peut être charmante quand on ne lui dit rien, mais dès que l'on lui fait une remarque, Kenza réagit avec agressivité et insultes. »</text:p>
      <text:p text:style-name="P9"><text:soft-page-break/></text:p>
      <text:p text:style-name="P9">M Fizet lui demande si il sait comment réagira sa fille si elle restait au collège</text:p>
      <text:p text:style-name="P9"/>
      <text:p text:style-name="P9">Le papa : «  elle a promis de faire des efforts après la commission éducative et elle n'a rien fait ».</text:p>
      <text:p text:style-name="P9"><text:tab/></text:p>
      <text:p text:style-name="P9">Le papa et les invités sortent pour la délibération.</text:p>
      <text:p text:style-name="P9"/>
      <text:p text:style-name="P9"/>
      <text:p text:style-name="P9"/>
      <text:p text:style-name="P9"/>
      <text:p text:style-name="P6"><text:span text:style-name="T3"><text:tab/></text:span><text:span text:style-name="T2">Vote</text:span></text:p>
      <text:p text:style-name="P9"><text:tab/>Est proposée au vote par M . le Principal l'exclusion définitive du collège Jean Vilar.</text:p>
      <text:p text:style-name="P9">11 votants : 10 pour, 1 contre</text:p>
      <text:p text:style-name="P2"><text:tab/>Est soumis au vote par M. le Principal l'assortiment de cette sanction d'un sursis. </text:p>
      <text:p text:style-name="P2">11 votants : <text:s/>8 pour, 3 contre</text:p>
      <text:p text:style-name="P2"/>
      <text:p text:style-name="P2"><text:tab/>Kenza Id Lahsen est sanctionné d'une exclusion définitive de l'établissement.</text:p>
      <text:p text:style-name="P2"/>
      <text:p text:style-name="P2"><text:tab/>La décision du conseil de discipline, ainsi que les voies de recours possibles, sont notifiées à la famille par Monsieur Fizet.</text:p>
      <text:p text:style-name="P2"/>
      <text:p text:style-name="P2"/>
      <text:p text:style-name="P1">Pour le conseil de discipline :</text:p>
      <text:p text:style-name="P1"> </text:p>
      <text:p text:style-name="P1">Brice Baron, </text:p>
      <text:p text:style-name="P1">représentante du corps enseignant, </text:p>
      <text:p text:style-name="P1">secrétaire de séanc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phie jegou</meta:initial-creator>
    <meta:creation-date>2014-01-07T23:05:38.28</meta:creation-date>
    <dc:date>2016-04-27T15:52:43.23</dc:date>
    <meta:editing-duration>PT1H29M59S</meta:editing-duration>
    <meta:editing-cycles>6</meta:editing-cycles>
    <meta:generator>OpenOffice.org/3.4.1$Win32 OpenOffice.org_project/341m1$Build-9593</meta:generator>
    <meta:document-statistic meta:table-count="0" meta:image-count="0" meta:object-count="0" meta:page-count="2" meta:paragraph-count="39" meta:word-count="614" meta:character-count="3421"/>
  </office:meta>
</office:document-meta>
</file>